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CB4F4335041EFCD8.png" manifest:media-type="image/png"/>
  <manifest:file-entry manifest:full-path="Pictures/1000000100000640000003845377E0E4B607E259.png" manifest:media-type="image/png"/>
  <manifest:file-entry manifest:full-path="Pictures/10000001000006400000038487274545C79EE02C.png" manifest:media-type="image/png"/>
  <manifest:file-entry manifest:full-path="Pictures/100000010000064000000384551BC07F68C8F6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20.001cm" svg:height="11.25cm" draw:z-index="0"><draw:image xlink:href="Pictures/100000010000064000000384CB4F4335041EFCD8.png" xlink:type="simple" xlink:show="embed" xlink:actuate="onLoad" draw:mime-type="image/png"/></draw:frame></text:p>
      <text:p text:style-name="Standard"><draw:frame draw:style-name="fr1" draw:name="Imagen2" text:anchor-type="char" svg:x="-2cm" svg:y="1.282cm" svg:width="20.999cm" svg:height="11.813cm" draw:z-index="1"><draw:image xlink:href="Pictures/10000001000006400000038487274545C79EE02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2" draw:name="Imagen3" text:anchor-type="char" svg:width="20.5cm" svg:height="11.531cm" draw:z-index="2"><draw:image xlink:href="Pictures/1000000100000640000003845377E0E4B607E259.png" xlink:type="simple" xlink:show="embed" xlink:actuate="onLoad" draw:mime-type="image/png"/></draw:frame><draw:frame draw:style-name="fr1" draw:name="Imagen4" text:anchor-type="char" svg:x="-1.856cm" svg:y="11.749cm" svg:width="20.5cm" svg:height="11.531cm" draw:z-index="3"><draw:image xlink:href="Pictures/100000010000064000000384551BC07F68C8F6AD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09:58:30.405000000</meta:creation-date>
    <dc:date>2022-10-13T10:00:36.300000000</dc:date>
    <meta:editing-duration>PT2M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